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2.798cm" fo:min-width="4.453cm" draw:shadow="hidden"/>
    </style:style>
    <style:style style:name="gr2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2.289cm" fo:min-width="3.002cm" draw:shadow="hidden"/>
    </style:style>
    <style:style style:name="gr4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1.219cm" fo:min-width="2.294cm" draw:shadow="hidden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1.219cm" fo:min-width="2.223cm" draw:shadow="hidden"/>
    </style:style>
    <style:style style:name="gr7" style:family="graphic" style:parent-style-name="standard">
      <style:graphic-properties draw:stroke="none" svg:stroke-color="#000000" draw:fill="none" draw:fill-color="#ffffff" fo:min-height="0.56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4.953cm" svg:height="3.048cm" svg:x="3.032cm" svg:y="2.27cm">
            <text:p text:style-name="P1">GS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" draw:id="id1" draw:layer="layout" svg:width="4.953cm" svg:height="3.048cm" svg:x="3.032cm" svg:y="11.033cm">
            <text:p text:style-name="P1">LB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4.953cm" svg:height="3.048cm" svg:x="9.001cm" svg:y="2.27cm">
            <text:p text:style-name="P1">GS2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curve" svg:x1="5.508cm" svg:y1="11.033cm" svg:x2="5.508cm" svg:y2="5.318cm" draw:start-shape="id1" draw:start-glue-point="0" draw:end-shape="id2" draw:end-glue-point="2" svg:d="M5508 11033v-5715" svg:viewBox="0 0 1 5716">
            <text:p/>
          </draw:connector>
          <draw:connector draw:style-name="gr2" draw:text-style-name="P3" draw:layer="layout" draw:type="curve" svg:x1="5.508cm" svg:y1="11.033cm" svg:x2="11.477cm" svg:y2="5.318cm" draw:start-shape="id1" draw:start-glue-point="0" draw:end-shape="id3" draw:end-glue-point="2" svg:d="M5508 11033c0-4285 5969-1428 5969-5715" svg:viewBox="0 0 5970 5716">
            <text:p/>
          </draw:connector>
          <draw:custom-shape draw:style-name="gr3" draw:text-style-name="P2" xml:id="id4" draw:id="id4" draw:layer="layout" svg:width="3.502cm" svg:height="2.539cm" svg:x="15.532cm" svg:y="6.97cm">
            <text:p text:style-name="P1">GCM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draw:type="line" svg:x1="15.532cm" svg:y1="8.239cm" svg:x2="5.508cm" svg:y2="5.318cm" draw:start-shape="id4" draw:start-glue-point="3" draw:end-shape="id2" draw:end-glue-point="2" svg:d="M15532 8239l-10024-2921" svg:viewBox="0 0 10025 2922">
            <text:p/>
          </draw:connector>
          <draw:connector draw:style-name="gr4" draw:text-style-name="P3" draw:layer="layout" draw:type="line" svg:x1="15.532cm" svg:y1="8.239cm" svg:x2="11.477cm" svg:y2="5.318cm" draw:start-shape="id4" draw:start-glue-point="3" draw:end-shape="id3" draw:end-glue-point="2" svg:d="M15532 8239l-4055-2921" svg:viewBox="0 0 4056 2922">
            <text:p/>
          </draw:connector>
          <draw:connector draw:style-name="gr4" draw:text-style-name="P3" draw:layer="layout" draw:type="line" svg:x1="15.532cm" svg:y1="8.239cm" svg:x2="5.508cm" svg:y2="11.033cm" draw:start-shape="id4" draw:start-glue-point="3" draw:end-shape="id1" draw:end-glue-point="0" svg:d="M15532 8239l-10024 2794" svg:viewBox="0 0 10025 2795">
            <text:p/>
          </draw:connector>
          <draw:custom-shape draw:style-name="gr5" draw:text-style-name="P2" xml:id="id5" draw:id="id5" draw:layer="layout" svg:width="2.794cm" svg:height="1.469cm" svg:x="3.032cm" svg:y="15.533cm">
            <text:p text:style-name="P1">client-1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6" draw:id="id6" draw:layer="layout" svg:width="2.794cm" svg:height="1.469cm" svg:x="6.532cm" svg:y="15.533cm">
            <text:p text:style-name="P1">client-2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7" draw:id="id7" draw:layer="layout" svg:width="2.723cm" svg:height="1.469cm" svg:x="12.903cm" svg:y="15.533cm">
            <text:p text:style-name="P1">client-n</text:p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24cm" svg:height="0.962cm" svg:x="9.717cm" svg:y="15.759cm">
            <draw:text-box>
              <text:p>...</text:p>
            </draw:text-box>
          </draw:frame>
          <draw:connector draw:style-name="gr8" draw:text-style-name="P3" draw:layer="layout" draw:type="line" svg:x1="4.429cm" svg:y1="15.533cm" svg:x2="5.058cm" svg:y2="14.432cm" draw:start-shape="id5" draw:start-glue-point="0" svg:d="M4429 15533l629-1101" svg:viewBox="0 0 630 1102">
            <text:p/>
          </draw:connector>
          <draw:connector draw:style-name="gr8" draw:text-style-name="P3" draw:layer="layout" draw:type="line" svg:x1="7.929cm" svg:y1="15.533cm" svg:x2="6.087cm" svg:y2="14.403cm" draw:start-shape="id6" draw:start-glue-point="0" svg:d="M7929 15533l-1842-1130" svg:viewBox="0 0 1843 1131">
            <text:p/>
          </draw:connector>
          <draw:connector draw:style-name="gr8" draw:text-style-name="P3" draw:layer="layout" draw:type="line" svg:x1="14.264cm" svg:y1="15.533cm" svg:x2="7.344cm" svg:y2="14.375cm" draw:start-shape="id7" draw:start-glue-point="0" svg:d="M14264 15533l-6920-1158" svg:viewBox="0 0 6921 115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8:30:54.518234887</meta:creation-date>
    <dc:date>2019-02-07T19:27:10.423477225</dc:date>
    <meta:editing-duration>PT45M32S</meta:editing-duration>
    <meta:editing-cycles>4</meta:editing-cycles>
    <meta:generator>LibreOffice/5.2.7.2$Linux_X86_64 LibreOffice_project/20m0$Build-2</meta:generator>
    <meta:document-statistic meta:object-count="17"/>
  </office:meta>
</office:document-meta>
</file>